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3" svg:font-family="Arial"/>
    <style:font-face style:name="Arial2"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2" style:font-size-asian="12pt" style:font-style-asian="normal" style:font-weight-asian="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2" style:font-size-asian="12pt" style:language-asian="ja" style:country-asian="JP" style:font-style-asian="normal" style:font-weight-asian="normal"/>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Text_20_body">
      <style:text-properties fo:font-variant="normal" fo:text-transform="none" fo:color="#222222" fo:letter-spacing="normal" style:font-name-asian="Arial2" style:font-size-asian="12pt" style:language-asian="ja" style:country-asian="JP" style:font-style-asian="normal" style:font-weight-asian="normal"/>
    </style:style>
    <style:style style:name="P5" style:family="paragraph" style:parent-style-name="Text_20_body">
      <style:paragraph-properties fo:margin-left="0cm" fo:margin-right="0cm" fo:orphans="2" fo:widows="2" fo:text-indent="0cm" style:auto-text-indent="false"/>
    </style:style>
    <style:style style:name="T1" style:family="text">
      <style:text-properties fo:font-variant="normal" fo:text-transform="none" fo:color="#222222" fo:letter-spacing="normal" style:font-name-asian="Arial2" style:font-size-asian="12pt" style:font-style-asian="normal" style:font-weight-asian="normal"/>
    </style:style>
    <style:style style:name="T2" style:family="text">
      <style:text-properties fo:font-variant="normal" fo:text-transform="none" fo:color="#222222" fo:letter-spacing="normal" style:font-name-asian="Arial2" style:font-size-asian="12pt" style:language-asian="ja" style:country-asian="JP" style:font-style-asian="normal" style:font-weight-asian="normal"/>
    </style:style>
    <style:style style:name="T3" style:family="text">
      <style:text-properties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pan><text:span text:style-name="T2">志望動機</text:span></text:p>
      <text:p text:style-name="P1"/>
      <text:p text:style-name="Text_20_body"><text:span text:style-name="T2">私はこれまでコンシューマー向けゲーム開発の現場で経験を積み、特にシステム設計や実装において高い成果を上げてきました。</text:span></text:p>
      <text:p text:style-name="Text_20_body">プロジェクト全体の目標と個々のタスクを両立させる視点<text:span text:style-name="T3">も</text:span>持って<text:span text:style-name="T3">おり</text:span>ます。また、開発チームとの円滑なコミュニケーションを心がけ、全員が同じ目標に向かえる環境を作ることにも注力してきました。</text:p>
      <text:p text:style-name="Text_20_body"><text:span text:style-name="T3">御社のゲームの</text:span>ように、ストーリー性が高く、大規模で没入感のある作品を手掛ける企業であれば、これまでの経験を存分に活かし、業務に<text:span text:style-name="T3">貢献させていただけると思い応募しております。</text:span></text:p>
      <text:p text:style-name="P4"/>
      <text:p text:style-name="P4">純粋に御社のゲームが好きなので、そこで開発に貢献できるのであればと思い応募しております。</text:p>
      <text:p text:style-name="P4"/>
      <text:p text:style-name="P3"><text:line-break/><text:span text:style-name="T1">・自己紹介</text:span></text:p>
      <text:p text:style-name="P5">宮脇秀則と申します。</text:p>
      <text:p text:style-name="Text_20_body">新卒<text:span text:style-name="T3">から１９年ほど</text:span>プログラマーとしてコンシューマゲームやWebソーシャルゲーム、スマートフォンアプリなど幅広いプラットフォームでの開発経験を積んできまし<text:span text:style-name="T3">て、時代</text:span>や技術の変化に<text:span text:style-name="T3">とらわれず仕事をこなして成果を上げてきました</text:span>。最近ではリーダーとしてチームを率いる経験も多く、周囲との連携を重視しながらプロジェクトの進行とチームの成長をサポートしてきました<text:span text:style-name="T3">ので、</text:span>これらの経験を活かし<text:span text:style-name="T3">て</text:span>、今後もより良いゲーム作りでユーザーに感動を届けたいと考えています </text:p>
      <text:p text:style-name="P3"><text:line-break/><text:span text:style-name="T1">・退職理由</text:span></text:p>
      <text:p text:style-name="P2">ここ数年、前職のカプコンでは与えられた業務を確実にこなしてはきましたが、業務の幅が限られていると感じることが多くなり、より広い分野でスキルを活かし、挑戦し続けることこそが成長に繋がると考えるようになりました。今後、さらにキャリアを積んでいくためには、新しい環境で多様な経験を積むことが重要だと感じたので、キャリアアップを目指して転職を決断しました。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Arial2"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宮脇 秀則</meta:initial-creator>
    <meta:creation-date>2024-11-29T16:14:34.13</meta:creation-date>
    <dc:date>2024-11-29T17:24:07.38</dc:date>
    <dc:creator>宮脇 秀則</dc:creator>
    <meta:editing-duration>PT1H9M30S</meta:editing-duration>
    <meta:editing-cycles>5</meta:editing-cycles>
    <meta:generator>OpenOffice.org/3.3$Win32 OpenOffice.org_project/330m20$Build-9567</meta:generator>
    <meta:document-statistic meta:table-count="0" meta:image-count="0" meta:object-count="0" meta:page-count="1" meta:paragraph-count="10" meta:word-count="346" meta:character-count="703"/>
  </office:meta>
</office:document-meta>
</file>